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Standard">
      <style:paragraph-properties fo:margin-left="0in" fo:margin-right="0.0598in" fo:text-indent="0in" style:auto-text-indent="false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knowledge representation language that aims to be as expressive as most natural language.</text:p>
      <text:p text:style-name="P3">Babel is modeled after the C family of computer programming languages which have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 representation of parsed natural language. <text:s/>It is designed to represent specific meaning and does not include many of the subtleties of natural language. <text:s/>Babel does not try to model natural language completely. <text:s/>The aim is simply to be able to represent the meaning of most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 <text:s/></text:p>
      <text:p text:style-name="P3">Babel could be used as a generalized goal definition system to define objectives for an intelligent agent. <text:s/>It could describe problems, potential solutions and actions to be performed by an agent. <text:s/>In this regard it could be used for knowledge representation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 <text:s/>The reference implementation is written in C# and requires the .Net Framework 2.0 or later to run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imaginatively called Babel Editor. <text:s/>The Babel Edito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Standard">Questions are written with the interrogative word as a verb.</text:p>
      <text:p text:style-name="Standard">Questions usually use an implicit subject, so a subject of “You” is attached to the question when parsed. <text:s/>Asking a question is technically giving an order since an answer is being demanded.</text:p>
      <text:p text:style-name="Standard">Currently the parser is hard coded to recognize specific interrogatives. <text:s/>This is less than ideal since it makes the parser English specific and in the future a symbol may be introduced to indicate that a statement is a question.</text:p>
      <text:p text:style-name="P3"/>
      <text:h text:style-name="Heading_20_1" text:outline-level="1">Babel Limitations</text:h>
      <text:p text:style-name="Text_20_body">Babel is very much a work in progress. <text:s/>Below are some of the areas that may be improved upon.</text:p>
      <text:h text:style-name="Heading_20_2" text:outline-level="2">Conjunctions</text:h>
      <text:p text:style-name="Text_20_body">Most conjunctions are not currently available in the language. <text:s/>Complex sentences can not easily be expressed without them.</text:p>
      <text:h text:style-name="Heading_20_2" text:outline-level="2">Articles</text:h>
      <text:p text:style-name="Text_20_body">The language does not support articles (a, an, and the) right now. <text:s/>In natural language these are used to indicate that a noun is proper. <text:s/>It's questionable whether this information is important enough be included in the language.</text:p>
      <text:p text:style-name="Text_20_body"/>
      <text:p text:style-name="Text_20_body">If support for articles was added it might take the form of adding an underscore before or after the noun. <text:s/>Or the articles could be added as adjectives, something which could be done right now.</text:p>
      <text:h text:style-name="Heading_20_2" text:outline-level="2">Questions</text:h>
      <text:p text:style-name="P9">Currently the parser is hard coded to recognize specific interrogatives. <text:s/>This is less than ideal since it makes the parser English specific and in the future a symbol may be introduced to indicate that a statement is a question.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p text:style-name="P3">Negatives (e.g. The dog that is not running.) would also need to be attached as a modifier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6228in" fo:margin-bottom="0.661in" fo:margin-left="0.85in" fo:margin-right="0.879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1-01T17:20:47</dc:date>
    <meta:print-date>2006-10-15T18:00:57</meta:print-date>
    <dc:language>en-US</dc:language>
    <meta:editing-cycles>52</meta:editing-cycles>
    <meta:editing-duration>P1DT3H46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6" meta:word-count="1767" meta:character-count="10439"/>
  </office:meta>
</office:document-meta>
</file>